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6711" officeooo:paragraph-rsid="00146711"/>
    </style:style>
    <style:style style:name="P2" style:family="paragraph" style:parent-style-name="Standard" style:list-style-name="L3">
      <style:text-properties officeooo:rsid="00146711" officeooo:paragraph-rsid="00146711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46711" style:font-weight-asian="bold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146711" officeooo:paragraph-rsid="00146711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paragraph-rsid="00146711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1536e2" officeooo:paragraph-rsid="001536e2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style:text-underline-style="none" fo:font-weight="normal" officeooo:rsid="00146711" officeooo:paragraph-rsid="00146711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text-properties fo:font-style="normal" style:text-underline-style="none" fo:font-weight="normal" officeooo:rsid="00146711" officeooo:paragraph-rsid="0014671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536e2" officeooo:paragraph-rsid="001536e2" style:font-style-asian="normal" style:font-weight-asian="normal" style:font-style-complex="normal" style:font-weight-complex="normal"/>
    </style:style>
    <style:style style:name="P10" style:family="paragraph" style:parent-style-name="Standard" style:list-style-name="L4">
      <style:text-properties fo:font-style="normal" style:text-underline-style="none" fo:font-weight="normal" officeooo:rsid="001536e2" officeooo:paragraph-rsid="001536e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officeooo:rsid="001536e2" officeooo:paragraph-rsid="001536e2" style:font-style-asian="normal" style:font-weight-asian="bold" style:font-style-complex="normal" style:font-weight-complex="bold"/>
    </style:style>
    <style:style style:name="P12" style:family="paragraph" style:parent-style-name="Standard" style:list-style-name="L3">
      <style:text-properties officeooo:paragraph-rsid="00146711"/>
    </style:style>
    <style:style style:name="P13" style:family="paragraph" style:parent-style-name="Standard" style:list-style-name="L5">
      <style:text-properties officeooo:rsid="001536e2" officeooo:paragraph-rsid="001536e2"/>
    </style:style>
    <style:style style:name="T1" style:family="text">
      <style:text-properties officeooo:rsid="00146711"/>
    </style:style>
    <style:style style:name="T2" style:family="text">
      <style:text-properties officeooo:rsid="001536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ine Learning Concepts:-</text:p>
      <text:p text:style-name="P1"/>
      <text:p text:style-name="P1"/>
      <text:p text:style-name="P5"><text:span text:style-name="T1">Practical aspects:-</text:span></text:p>
      <text:p text:style-name="P3"/>
      <text:list xml:id="list1053596010" text:style-name="L3">
        <text:list-item>
          <text:p text:style-name="P12"><text:span text:style-name="T1">Bias Variance</text:span></text:p>
        </text:list-item>
        <text:list-item>
          <text:p text:style-name="P2">Regularization</text:p>
        </text:list-item>
        <text:list-item>
          <text:p text:style-name="P2">Dropout Regularization</text:p>
        </text:list-item>
        <text:list-item>
          <text:p text:style-name="P2">Normalizing inputs</text:p>
        </text:list-item>
        <text:list-item>
          <text:p text:style-name="P2">Vanishing and Exploding gradients</text:p>
        </text:list-item>
        <text:list-item>
          <text:p text:style-name="P2">Weight initialization</text:p>
        </text:list-item>
        <text:list-item>
          <text:p text:style-name="P2">Numerical approximation of gradients</text:p>
        </text:list-item>
        <text:list-item>
          <text:p text:style-name="P2">Gradient checking</text:p>
        </text:list-item>
      </text:list>
      <text:p text:style-name="P1"/>
      <text:p text:style-name="P1"/>
      <text:p text:style-name="P4">Optimization Algorithms:-</text:p>
      <text:p text:style-name="P4"/>
      <text:list xml:id="list2422451321" text:style-name="L2">
        <text:list-item>
          <text:p text:style-name="P8">Mini-batch Gradient descent</text:p>
        </text:list-item>
        <text:list-item>
          <text:p text:style-name="P8">SGD</text:p>
        </text:list-item>
        <text:list-item>
          <text:p text:style-name="P8">Exponentially weighted averages</text:p>
        </text:list-item>
        <text:list-item>
          <text:p text:style-name="P8">Gradient descent with momentum</text:p>
        </text:list-item>
        <text:list-item>
          <text:p text:style-name="P8">RMS Prop</text:p>
        </text:list-item>
        <text:list-item>
          <text:p text:style-name="P8">Adam optimization</text:p>
        </text:list-item>
        <text:list-item>
          <text:p text:style-name="P8">Problem with local optima</text:p>
        </text:list-item>
      </text:list>
      <text:p text:style-name="P7"/>
      <text:p text:style-name="P6">Hyperparmeter Tuning, Batch Norm:-</text:p>
      <text:p text:style-name="P7"/>
      <text:list xml:id="list880478426" text:style-name="L4">
        <text:list-item>
          <text:p text:style-name="P10">Hyper parameter tuning</text:p>
        </text:list-item>
        <text:list-item>
          <text:p text:style-name="P10">Normalizing activations in a network</text:p>
        </text:list-item>
        <text:list-item>
          <text:p text:style-name="P10">Batch normalization</text:p>
        </text:list-item>
        <text:list-item>
          <text:p text:style-name="P10">Softmax regression</text:p>
        </text:list-item>
      </text:list>
      <text:p text:style-name="P9"/>
      <text:p text:style-name="P11">Loss Functions:-</text:p>
      <text:p text:style-name="P1"/>
      <text:list xml:id="list3731398465" text:style-name="L5">
        <text:list-item>
          <text:p text:style-name="P13">Binary cross entropy</text:p>
        </text:list-item>
        <text:list-item>
          <text:p text:style-name="P13">Categorical cross entropy</text:p>
        </text:list-item>
        <text:list-item>
          <text:p text:style-name="P13">Mean squared err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8:50:34.268000000</meta:creation-date>
    <dc:date>2020-06-06T19:12:23.044000000</dc:date>
    <meta:editing-duration>PT17S</meta:editing-duration>
    <meta:editing-cycles>1</meta:editing-cycles>
    <meta:document-statistic meta:table-count="0" meta:image-count="0" meta:object-count="0" meta:page-count="1" meta:paragraph-count="27" meta:word-count="94" meta:character-count="638" meta:non-whitespace-character-count="593"/>
    <meta:generator>LibreOffice/6.2.3.2$Windows_X86_64 LibreOffice_project/aecc05fe267cc68dde00352a451aa867b3b546ac</meta:generator>
  </office:meta>
</office:document-meta>
</file>